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8d49" officeooo:paragraph-rsid="00198d49"/>
    </style:style>
    <style:style style:name="P2" style:family="paragraph" style:parent-style-name="Standard">
      <style:text-properties officeooo:rsid="001ab35f" officeooo:paragraph-rsid="001ab35f"/>
    </style:style>
    <style:style style:name="P3" style:family="paragraph" style:parent-style-name="Standard">
      <style:text-properties officeooo:rsid="001ad1ef" officeooo:paragraph-rsid="001ad1ef"/>
    </style:style>
    <style:style style:name="P4" style:family="paragraph" style:parent-style-name="Standard">
      <style:text-properties officeooo:rsid="001b9f3e" officeooo:paragraph-rsid="001b9f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++ Glossary</text:p>
      <text:p text:style-name="P1"/>
      <text:p text:style-name="P1">//</text:p>
      <text:p text:style-name="P2">Denotes that what follows on the line is a comment and will not be interpreted by the compiler at all</text:p>
      <text:p text:style-name="P2"/>
      <text:p text:style-name="P2">&lt;&lt;</text:p>
      <text:p text:style-name="P2">Output operator. Read as “put into” as in “put hello into cout” e.g. cout&lt;&lt;”hello”;</text:p>
      <text:p text:style-name="P2"/>
      <text:p text:style-name="P2">C++</text:p>
      <text:p text:style-name="P2">The C++ language. One of many. In the case of C++, a multi-purpose compiled systems language.</text:p>
      <text:p text:style-name="P2"/>
      <text:p text:style-name="P2">Comment</text:p>
      <text:p text:style-name="P2">A human readable string in source code that is for human readers to explain the purpose and intended functionality of code. Completely ignored by the compiler. See “//” above.</text:p>
      <text:p text:style-name="P2"/>
      <text:p text:style-name="P2">Compiler</text:p>
      <text:p text:style-name="P2">A program that reads and “compiles” source code into object code</text:p>
      <text:p text:style-name="P2"/>
      <text:p text:style-name="P2">Compile-time error</text:p>
      <text:p text:style-name="P2">Errors in the source code that prevent the compiler from successfully compiling the source code into object code. E.g. a missing ;</text:p>
      <text:p text:style-name="P2"/>
      <text:p text:style-name="P2">cout</text:p>
      <text:p text:style-name="P2">The standard output stream from a program into the system running the program.</text:p>
      <text:p text:style-name="P2"/>
      <text:p text:style-name="P2">Executable</text:p>
      <text:p text:style-name="P2">The result of a linker linking multiple object files together into a program that can be executed by a particular system.</text:p>
      <text:p text:style-name="P2"/>
      <text:p text:style-name="P2">Function</text:p>
      <text:p text:style-name="P2">A named sequence of instructions that can be called by other source code. Consists of a return type, name, parameter list and body.</text:p>
      <text:p text:style-name="P2"/>
      <text:p text:style-name="P2">Header</text:p>
      <text:p text:style-name="P2">A file that includes definitions of terms for a source code file to use. E.g. cout</text:p>
      <text:p text:style-name="P2"/>
      <text:p text:style-name="P2">IDE</text:p>
      <text:p text:style-name="P2">Integrated development environment. Integrates different tools used to write software into one monolithic environment.</text:p>
      <text:p text:style-name="P2"/>
      <text:p text:style-name="P2">#include</text:p>
      <text:p text:style-name="P2">Include directive. Instructs compiler to make available or include facilities/definitions from a specific file or standard library.</text:p>
      <text:p text:style-name="P2"/>
      <text:p text:style-name="P2">Library</text:p>
      <text:p text:style-name="P2">Some code we include into our own programs using an include directive.</text:p>
      <text:p text:style-name="P2"/>
      <text:p text:style-name="P2">Linker</text:p>
      <text:p text:style-name="P2">Links different object files together to form a library or executable file.</text:p>
      <text:p text:style-name="P2"/>
      <text:p text:style-name="P2">main()</text:p>
      <text:p text:style-name="P3">The entry point function for a C++ program. Very first function to be called.</text:p>
      <text:p text:style-name="P3"><text:soft-page-break/>Object code</text:p>
      <text:p text:style-name="P4">The compiled code that the system runs.</text:p>
      <text:p text:style-name="P4"/>
      <text:p text:style-name="P4">Output</text:p>
      <text:p text:style-name="P4">To put or write something to some output stream</text:p>
      <text:p text:style-name="P4"/>
      <text:p text:style-name="P4">Program</text:p>
      <text:p text:style-name="P4">A compiled program (set of source code) that can be run/executed on a system</text:p>
      <text:p text:style-name="P4"/>
      <text:p text:style-name="P4">Source code</text:p>
      <text:p text:style-name="P4">The human entered instructions that the compiler reads and compiles to object code</text:p>
      <text:p text:style-name="P4"/>
      <text:p text:style-name="P4">statement</text:p>
      <text:p text:style-name="P4">A single instruction expressed in source code for the compiler to read and comp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fvanrooyen </meta:initial-creator>
    <meta:creation-date>2016-02-18T10:36:53.406433392</meta:creation-date>
    <dc:date>2016-02-18T11:11:58.875728937</dc:date>
    <dc:creator>bfvanrooyen </dc:creator>
    <meta:editing-duration>PT3M48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2" meta:paragraph-count="41" meta:word-count="336" meta:character-count="2009" meta:non-whitespace-character-count="1714"/>
  </office:meta>
</office:document-meta>
</file>